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Standard" style:family="paragraph"/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F">
          <delta:change-info>
            <dc:creator>John Smith</dc:creator>
            <dc:date>2010-06-22T11:00:00</dc:date>
          </delta:change-info>
        </delta:change-transaction>
      </delta:tracked-changes>
      <text:h text:outline-level="1" text:style-name="P1">Paragraph Style Change.</text:h>
      <text:p text:style-name="P2">In this example, the following paragraph will have its style changed from 'Default' to 'Text Body'.</text:p>
      <text:p ac:change001="F,modify,text:style-name,P3" text:style-name="P2"><text:span text:style-name="T1">This paragraph will have its style chang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8T13:58:59</dc:date>
    <meta:creation-date>2010-06-22T10:50:56</meta:creation-date>
    <dc:creator>Tristan Mitchell</dc:creator>
  </office:meta>
</office:document-meta>
</file>